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0686" officeooo:paragraph-rsid="00050686"/>
    </style:style>
    <style:style style:name="P2" style:family="paragraph" style:parent-style-name="Standard">
      <style:text-properties officeooo:rsid="00069a32" officeooo:paragraph-rsid="00069a32"/>
    </style:style>
    <style:style style:name="P3" style:family="paragraph" style:parent-style-name="Standard">
      <style:text-properties officeooo:rsid="0007f90a" officeooo:paragraph-rsid="0007f90a"/>
    </style:style>
    <style:style style:name="P4" style:family="paragraph" style:parent-style-name="Standard">
      <style:text-properties officeooo:rsid="000876d3" officeooo:paragraph-rsid="000876d3"/>
    </style:style>
    <style:style style:name="P5" style:family="paragraph" style:parent-style-name="Table_20_Contents">
      <style:text-properties fo:font-weight="bold" officeooo:rsid="0002684b" officeooo:paragraph-rsid="0002684b" style:font-weight-asian="bold" style:font-weight-complex="bold"/>
    </style:style>
    <style:style style:name="P6" style:family="paragraph" style:parent-style-name="Table_20_Contents">
      <style:text-properties fo:font-weight="bold" officeooo:rsid="0002e270" officeooo:paragraph-rsid="0002e270" style:font-weight-asian="bold" style:font-weight-complex="bold"/>
    </style:style>
    <style:style style:name="P7" style:family="paragraph" style:parent-style-name="Standard">
      <style:text-properties fo:font-weight="normal" officeooo:rsid="00069a32" officeooo:paragraph-rsid="00050686" style:font-weight-asian="normal" style:font-weight-complex="normal"/>
    </style:style>
    <style:style style:name="P8" style:family="paragraph" style:parent-style-name="Standard">
      <style:text-properties fo:font-weight="normal" officeooo:rsid="00069a32" officeooo:paragraph-rsid="00069a32" style:font-weight-asian="normal" style:font-weight-complex="normal"/>
    </style:style>
    <style:style style:name="P9" style:family="paragraph" style:parent-style-name="Standard">
      <style:text-properties fo:font-weight="normal" officeooo:rsid="000876d3" officeooo:paragraph-rsid="000876d3" style:font-weight-asian="normal" style:font-weight-complex="normal"/>
    </style:style>
    <style:style style:name="P10" style:family="paragraph" style:parent-style-name="Table_20_Contents">
      <style:text-properties fo:font-weight="bold" officeooo:rsid="0002e270" officeooo:paragraph-rsid="000ad81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9a32" style:font-weight-asian="normal" style:font-weight-complex="normal"/>
    </style:style>
    <style:style style:name="T3" style:family="text">
      <style:text-properties fo:font-weight="normal" officeooo:rsid="000876d3" style:font-weight-asian="normal" style:font-weight-complex="normal"/>
    </style:style>
    <style:style style:name="T4" style:family="text">
      <style:text-properties fo:font-weight="normal" officeooo:rsid="00094911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0ad819" style:font-weight-asian="normal" style:font-weight-complex="normal"/>
    </style:style>
    <style:style style:name="T10" style:family="text">
      <style:text-properties style:text-underline-style="none" officeooo:rsid="000ad819"/>
    </style:style>
    <style:style style:name="T11" style:family="text">
      <style:text-properties officeooo:rsid="00069a3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9a32" style:font-weight-asian="bold" style:font-weight-complex="bold"/>
    </style:style>
    <style:style style:name="T14" style:family="text">
      <style:text-properties fo:font-weight="bold" officeooo:rsid="000876d3" style:font-weight-asian="bold" style:font-weight-complex="bold"/>
    </style:style>
    <style:style style:name="T15" style:family="text">
      <style:text-properties fo:font-weight="bold" officeooo:rsid="00094911" style:font-weight-asian="bold" style:font-weight-complex="bold"/>
    </style:style>
    <style:style style:name="T16" style:family="text">
      <style:text-properties officeooo:rsid="000ad819"/>
    </style:style>
    <style:style style:name="T17" style:family="text">
      <style:text-properties fo:color="#2a6099" loext:opacity="100%" style:text-underline-style="none" fo:font-weight="normal" officeooo:rsid="000ad819" style:font-weight-asian="normal" style:font-weight-complex="normal"/>
    </style:style>
    <style:style style:name="T18" style:family="text">
      <style:text-properties fo:color="#2a6099" loext:opacity="100%" style:text-underline-style="solid" style:text-underline-width="auto" style:text-underline-color="font-color"/>
    </style:style>
    <style:style style:name="T19" style:family="text">
      <style:text-properties fo:color="#2a6099" loext:opacity="100%" style:text-underline-style="solid" style:text-underline-width="auto" style:text-underline-color="font-color" officeooo:rsid="000ad819"/>
    </style:style>
    <style:style style:name="T20" style:family="text">
      <style:text-properties fo:font-size="6pt" style:text-underline-style="none" fo:font-weight="normal" officeooo:rsid="000ad819" style:font-size-asian="6pt" style:font-weight-asian="normal" style:font-size-complex="6pt" style:font-weight-complex="normal"/>
    </style:style>
    <style:style style:name="T21" style:family="text">
      <style:text-properties fo:font-size="6pt" style:text-underline-style="none" fo:font-weight="normal" officeooo:rsid="000b906f" style:font-size-asian="5.25pt" style:font-weight-asian="normal" style:font-size-complex="6pt" style:font-weight-complex="normal"/>
    </style:style>
    <style:style style:name="T22" style:family="text">
      <style:text-properties fo:font-size="6pt" fo:font-style="italic" style:text-underline-style="none" fo:font-weight="normal" officeooo:rsid="000ad819" style:font-size-asian="6pt" style:font-style-asian="italic" style:font-weight-asian="normal" style:font-size-complex="6pt" style:font-style-complex="italic" style:font-weight-complex="normal"/>
    </style:style>
    <style:style style:name="T23" style:family="text">
      <style:text-properties fo:font-size="6pt" fo:font-style="italic" style:text-underline-style="none" fo:font-weight="normal" officeooo:rsid="000b906f" style:font-size-asian="6pt" style:font-style-asian="italic" style:font-weight-asian="normal" style:font-size-complex="6pt" style:font-style-complex="italic" style:font-weight-complex="normal"/>
    </style:style>
    <style:style style:name="T24" style:family="text">
      <style:text-properties fo:font-size="6pt" fo:font-style="italic" style:text-underline-style="none" fo:font-weight="normal" officeooo:rsid="000ad819" style:font-size-asian="5.25pt" style:font-style-asian="italic" style:font-weight-asian="normal" style:font-size-complex="6pt" style:font-style-complex="italic" style:font-weight-complex="normal"/>
    </style:style>
    <style:style style:name="T25" style:family="text">
      <style:text-properties fo:font-size="6pt" fo:font-style="italic" style:text-underline-style="none" fo:font-weight="normal" officeooo:rsid="000b906f" style:font-size-asian="5.25pt" style:font-style-asian="italic" style:font-weight-asian="normal" style:font-size-complex="6pt" style:font-style-complex="italic" style:font-weight-complex="normal"/>
    </style:style>
    <style:style style:name="T26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284398008656">
          <table:table-cell table:style-name="Tableau1.A1" office:value-type="string">
            <text:p text:style-name="P5">Client <text:span text:style-name="T16">= </text:span><text:span text:style-name="T1">(</text:span><text:span text:style-name="T5">N_Client</text:span><text:span text:style-name="T8"> </text:span><text:span text:style-name="T22">INT AUTO_INCREMENT</text:span><text:span text:style-name="T8">, NomClient </text:span><text:span text:style-name="T24">VARCHAR(50)</text:span><text:span text:style-name="T8">, PrenomClient </text:span><text:span text:style-name="T24">VARCHAR(50)</text:span><text:span text:style-name="T8">)</text:span></text:p>
          </table:table-cell>
        </table:table-row>
        <table:table-row table:style-name="TableLine94284398382880">
          <table:table-cell table:style-name="Tableau1.A2" office:value-type="string">
            <text:p text:style-name="P6">Commande <text:span text:style-name="T16">= </text:span><text:span text:style-name="T1">(</text:span><text:span text:style-name="T5">N_Commande</text:span><text:span text:style-name="T8"> </text:span><text:span text:style-name="T25">INT AUTO_INCREMENT</text:span><text:span text:style-name="T8">, DateCommande </text:span><text:span text:style-name="T25">DATE</text:span><text:span text:style-name="T8">, MontantCommande </text:span><text:span text:style-name="T25">DECIMAL(6,2)</text:span><text:span text:style-name="T8">, </text:span><text:span text:style-name="T17">#N_Client</text:span><text:span text:style-name="T8">)</text:span></text:p>
          </table:table-cell>
        </table:table-row>
        <table:table-row table:style-name="TableLine94284398383792">
          <table:table-cell table:style-name="Tableau1.A2" office:value-type="string">
            <text:p text:style-name="P10"><text:span text:style-name="T7">Article </text:span><text:span text:style-name="T10">= </text:span><text:span text:style-name="T8">(</text:span><text:span text:style-name="T5">N_Article</text:span><text:span text:style-name="T8"> </text:span><text:span text:style-name="T21">INT AUTO_INCREMENT</text:span><text:span text:style-name="T8">, DesignationArticle </text:span><text:span text:style-name="T25">VARCHAR(50)</text:span><text:span text:style-name="T8">, PUArticle </text:span><text:span text:style-name="T25">DECIMAL(6,2)</text:span><text:span text:style-name="T8">)</text:span></text:p>
          </table:table-cell>
        </table:table-row>
        <table:table-row table:style-name="TableLine94284398384352">
          <table:table-cell table:style-name="Tableau1.A2" office:value-type="string">
            <text:p text:style-name="P10"><text:span text:style-name="T7">SeComposeDe </text:span><text:span text:style-name="T10">=</text:span><text:span text:style-name="T9"> </text:span><text:span text:style-name="T8">(</text:span><text:span text:style-name="T19">#</text:span><text:span text:style-name="T18">N_Commande</text:span><text:span text:style-name="T8">, </text:span><text:span text:style-name="T19">#</text:span><text:span text:style-name="T18">N_Article</text:span><text:span text:style-name="T8">, Qte </text:span><text:span text:style-name="T25">SMALLINT</text:span><text:span text:style-name="T8">, TauxTva </text:span><text:span text:style-name="T25">DECIMAL(4,2)</text:span><text:span text:style-name="T8">)</text:span></text:p>
          </table:table-cell>
        </table:table-row>
      </table:table>
      <text:p text:style-name="Standard"/>
      <text:p text:style-name="P1">L’association <text:span text:style-name="T13">Passe</text:span> disparaît, la clé primaire <text:span text:style-name="T13">N_Client</text:span><text:span text:style-name="T11"> devient une clé étrangère dans la table </text:span><text:span text:style-name="T13">Commande</text:span><text:span text:style-name="T2">.</text:span></text:p>
      <text:p text:style-name="P7"/>
      <text:p text:style-name="P2"><text:span text:style-name="T1">L’association </text:span><text:span text:style-name="T12">SeComposeDe</text:span><text:span text:style-name="T1"> devient une table de jointure contenant les clés primaires </text:span><text:span text:style-name="T12">N_Commande</text:span><text:span text:style-name="T1"> et </text:span><text:span text:style-name="T12">N_Article</text:span><text:span text:style-name="T1"> provenants des tables </text:span><text:span text:style-name="T12">Commande</text:span><text:span text:style-name="T1"> et </text:span><text:span text:style-name="T12">Article</text:span><text:span text:style-name="T1">.</text:span></text:p>
      <text:p text:style-name="P8"/>
      <text:p text:style-name="P3"><text:span text:style-name="T1">La clé primaire </text:span><text:span text:style-name="T12">N_Client</text:span><text:span text:style-name="T1"> </text:span><text:span text:style-name="T4">de la table </text:span><text:span text:style-name="T15">Client</text:span><text:span text:style-name="T1"> sert d’identifiant pour chaque nouveau client pour lequel il sera incrémenté, permettant de les identifier de façon unique, </text:span><text:span text:style-name="T3">il en va de même concernant les clés primaires </text:span><text:span text:style-name="T14">N_Commande</text:span><text:span text:style-name="T3"> et </text:span><text:span text:style-name="T14">N_Article</text:span><text:span text:style-name="T3"> qui permettent d’identifier de façon unique une commande et un article dans les tables </text:span><text:span text:style-name="T14">Commande</text:span><text:span text:style-name="T3"> et </text:span><text:span text:style-name="T14">Article</text:span><text:span text:style-name="T1">.</text:span></text:p>
      <text:p text:style-name="P8"/>
      <text:p text:style-name="P4"><text:span text:style-name="T1">La clé étrangère </text:span><text:span text:style-name="T12">N_Client</text:span><text:span text:style-name="T1"> dans la table </text:span><text:span text:style-name="T12">Commande</text:span><text:span text:style-name="T1"> sert à relier un client pour chaque commande enregistrée, celle-ci fait donc </text:span><text:span text:style-name="T6">référence</text:span><text:span text:style-name="T1"> à la clé primaire de la table </text:span><text:span text:style-name="T12">Client</text:span><text:span text:style-name="T1">.</text:span></text:p>
      <text:p text:style-name="P9"/>
      <text:p text:style-name="P4"><text:span text:style-name="T1">Les clés primaires de la table de jointure </text:span><text:span text:style-name="T12">SeComposeDe</text:span><text:span text:style-name="T1"> sont des clés étrangères faisant </text:span><text:span text:style-name="T6">référence</text:span><text:span text:style-name="T1"> aux clés primaires </text:span><text:span text:style-name="T15">N_Commande</text:span><text:span text:style-name="T4"> et </text:span><text:span text:style-name="T15">N_Article</text:span><text:span text:style-name="T4"> des tables </text:span><text:span text:style-name="T15">Commande</text:span><text:span text:style-name="T4"> et </text:span><text:span text:style-name="T15">Article</text:span><text:span text:style-name="T4">, ses dernières servent à associer un (ou plusieurs) article à une commande spécifi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0:48:31.888246919</meta:creation-date>
    <dc:date>2022-04-25T13:37:22.924924659</dc:date>
    <meta:editing-duration>PT19M18S</meta:editing-duration>
    <meta:editing-cycles>3</meta:editing-cycles>
    <meta:generator>LibreOffice/7.3.2.2$Linux_X86_64 LibreOffice_project/30$Build-2</meta:generator>
    <meta:document-statistic meta:table-count="1" meta:image-count="0" meta:object-count="0" meta:page-count="1" meta:paragraph-count="9" meta:word-count="194" meta:character-count="1393" meta:non-whitespace-character-count="1208"/>
  </office:meta>
</office:document-meta>
</file>